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6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2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weight="bold" loext:padding="0cm" loext:border="none"/>
    </style:style>
    <style:style style:name="P3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style="italic" fo:font-weight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7" style:family="paragraph" style:parent-style-name="Text_20_body" style:list-style-name="L6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color="#000000" loext:opacity="100%" loext:padding="0cm" loext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3" style:family="paragraph" style:parent-style-name="Text_20_body" style:list-style-name="L7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4" style:family="paragraph" style:parent-style-name="Text_20_body" style:list-style-name="L8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T1" style:family="text">
      <style:text-properties fo:color="#000000" loext:opacity="100%" loext:padding="0cm" loext:border="none"/>
    </style:style>
    <style:style style:name="T2" style:family="text">
      <style:text-properties fo:color="#000000" loext:opacity="100%" style:font-name="inherit" fo:font-size="10.5pt" fo:font-weight="bold" loext:padding="0cm" loext:border="none"/>
    </style:style>
    <style:style style:name="T3" style:family="text">
      <style:text-properties fo:color="#0088cc" loext:opacity="100%" style:text-underline-style="solid" style:text-underline-width="auto" style:text-underline-color="font-color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6"><text:span text:style-name="T2">SVM</text:span></text:h>
      <text:h text:style-name="P3" text:outline-level="5">1. What Are the Basic Assumption?</text:h>
      <text:p text:style-name="P8"><text:tab/>There are no such assumptions</text:p>
      <text:h text:style-name="P3" text:outline-level="5">2. Advantages</text:h>
      <text:list xml:id="list252859218" text:style-name="L2">
        <text:list-item>
          <text:p text:style-name="P9">SVM is more effective in high dimensional spaces.</text:p>
        </text:list-item>
        <text:list-item>
          <text:p text:style-name="P9">SVM is relatively memory efficient.</text:p>
        </text:list-item>
        <text:list-item>
          <text:p text:style-name="P9">SVM’s are very good when we have no idea on the data.</text:p>
        </text:list-item>
        <text:list-item>
          <text:p text:style-name="P9">Works well with even unstructured and semi structured data like text, Images and trees.</text:p>
        </text:list-item>
        <text:list-item>
          <text:p text:style-name="P9">The kernel trick is real strength of SVM. With an appropriate kernel function, we can solve any complex problem.</text:p>
        </text:list-item>
        <text:list-item>
          <text:p text:style-name="P9">SVM models have generalization in practice, the risk of over-fitting is less in SVM.</text:p>
        </text:list-item>
      </text:list>
      <text:h text:style-name="P3" text:outline-level="5">3. Disadvantages</text:h>
      <text:list xml:id="list428578728" text:style-name="L3">
        <text:list-item>
          <text:p text:style-name="P10">More Training Time is required for larger dataset</text:p>
        </text:list-item>
        <text:list-item>
          <text:p text:style-name="P6"><text:span text:style-name="T1">It is difficult to choose a good kernel function</text:span></text:p>
        </text:list-item>
        <text:list-item>
          <text:p text:style-name="P10">The SVM hyper parameters are Cost -C and gamma. It is not that easy to fine-tune these hyper-parameters. It is hard to visualize their impact</text:p>
        </text:list-item>
      </text:list>
      <text:h text:style-name="P3" text:outline-level="5">4. Whether Feature Scaling is required?</text:h>
      <text:p text:style-name="P8"><text:tab/>Yes</text:p>
      <text:h text:style-name="P3" text:outline-level="5">5. Impact of Missing Values?</text:h>
      <text:p text:style-name="P8"><text:tab/>Although SVMs are an attractive option when constructing a classifier, SVMs do not easily accommodate missing covariate information. Similar to other prediction and classification methods, in-attention to missing data when constructing an SVM can impact the accuracy and utility of the resulting classifier.</text:p>
      <text:h text:style-name="P3" text:outline-level="5">6. Impact of outliers?</text:h>
      <text:p text:style-name="P15"><text:span text:style-name="T1"><text:tab/>It is usually sensitive to outliers </text:span><text:a xlink:type="simple" xlink:href="https://arxiv.org/abs/1409.0934#:~:text=Despite%20its%20popularity%2C%20SVM%20has,causes%20the%20sensitivity%20to%20outliers" text:style-name="Internet_20_link" text:visited-style-name="Visited_20_Internet_20_Link"><text:span text:style-name="T3">https://arxiv.org/abs/1409.0934#:~:text=Despite%20its%20popularity%2C%20SVM%20has,causes%20the%20sensitivity%20to%20outliers</text:span></text:a><text:span text:style-name="T1">.</text:span></text:p>
      <text:h text:style-name="P3" text:outline-level="5">Types of Problems it can solve(Supervised)</text:h>
      <text:list xml:id="list1368473926" text:style-name="L4">
        <text:list-item>
          <text:p text:style-name="P11">Classification</text:p>
        </text:list-item>
        <text:list-item>
          <text:p text:style-name="P11">Regression</text:p>
        </text:list-item>
      </text:list>
      <text:h text:style-name="P3" text:outline-level="5">Overfitting And Underfitting</text:h>
      <text:p text:style-name="P8"><text:tab/>In SVM, to avoid overfitting, we choose a Soft Margin, instead of a Hard one i.e. we let some data points enter our margin intentionally (but we still penalize it) so that our classifier don't overfit on our training sample</text:p>
      <text:p text:style-name="P15"><text:a xlink:type="simple" xlink:href="https://scikit-learn.org/stable/modules/generated/sklearn.svm.SVC.html" text:style-name="Internet_20_link" text:visited-style-name="Visited_20_Internet_20_Link"><text:span text:style-name="T3">https://scikit-learn.org/stable/modules/generated/sklearn.svm.SVC.html</text:span></text:a></text:p>
      <text:h text:style-name="P3" text:outline-level="5">Different Problem statement you can solve using Naive Baye's</text:h>
      <text:list xml:id="list3457117615" text:style-name="L5">
        <text:list-item>
          <text:p text:style-name="P12">We can use SVM with every ANN usecases</text:p>
        </text:list-item>
        <text:list-item>
          <text:p text:style-name="P12">Intrusion Detection</text:p>
        </text:list-item>
        <text:list-item>
          <text:p text:style-name="P12">Handwriting Recognition</text:p>
        </text:list-item>
      </text:list>
      <text:h text:style-name="P2" text:outline-level="4">Practical Implementation</text:h>
      <text:list xml:id="list2216319032" text:style-name="L6">
        <text:list-item>
          <text:p text:style-name="P7"><text:a xlink:type="simple" xlink:href="https://scikit-learn.org/stable/modules/generated/sklearn.svm.SVC.html" text:style-name="Internet_20_link" text:visited-style-name="Visited_20_Internet_20_Link"><text:span text:style-name="T3">https://scikit-learn.org/stable/modules/generated/sklearn.svm.SVC.html</text:span></text:a></text:p>
        </text:list-item>
        <text:list-item>
          <text:p text:style-name="P7"><text:a xlink:type="simple" xlink:href="https://scikit-learn.org/stable/modules/generated/sklearn.svm.SVR.html" text:style-name="Internet_20_link" text:visited-style-name="Visited_20_Internet_20_Link"><text:span text:style-name="T3">https://scikit-learn.org/stable/modules/generated/sklearn.svm.SVR.html</text:span></text:a></text:p>
        </text:list-item>
      </text:list>
      <text:h text:style-name="P3" text:outline-level="5">Performance Metrics</text:h>
      <text:h text:style-name="P3" text:outline-level="5">Classification</text:h>
      <text:list xml:id="list1118888140" text:style-name="L7">
        <text:list-item>
          <text:p text:style-name="P13">Confusion Matrix</text:p>
        </text:list-item>
        <text:list-item>
          <text:p text:style-name="P13">Precision,Recall, F1 score</text:p>
        </text:list-item>
      </text:list>
      <text:h text:style-name="P3" text:outline-level="5">Regression</text:h>
      <text:list xml:id="list2259468287" text:style-name="L8">
        <text:list-item>
          <text:p text:style-name="P14">R2,Adjusted R2</text:p>
        </text:list-item>
        <text:list-item>
          <text:p text:style-name="P14">MSE,RMSE,MAE</text:p>
        </text:list-item>
      </text:list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0:55:21.555866581</meta:creation-date>
    <dc:date>2021-05-02T10:56:17.590467525</dc:date>
    <meta:editing-duration>PT56S</meta:editing-duration>
    <meta:editing-cycles>1</meta:editing-cycles>
    <meta:document-statistic meta:table-count="0" meta:image-count="0" meta:object-count="0" meta:page-count="1" meta:paragraph-count="40" meta:word-count="305" meta:character-count="2159" meta:non-whitespace-character-count="1909"/>
    <meta:generator>LibreOffice/7.0.5.2$Linux_X86_64 LibreOffice_project/00$Build-2</meta:generator>
  </office:meta>
</office:document-meta>
</file>